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mplex="PMingLiU"/>
    </style:style>
    <style:style style:name="T1" style:family="text">
      <style:text-properties style:font-name-complex="PMingLiU"/>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complex="PMingLi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odore Church CS450 Homework 5 G01127117</text:p>
      <text:p text:style-name="Standard"/>
      <text:p text:style-name="Standard"/>
      <text:p text:style-name="Standard">Members(<text:span text:style-name="T2">member_ID</text:span>, first_name, last_name)</text:p>
      <text:p text:style-name="Standard">Profiles(<text:span text:style-name="T2">member_ID</text:span>, <text:span text:style-name="T2">profile_name</text:span>)</text:p>
      <text:p text:style-name="Standard">Movie(<text:span text:style-name="T2">movie_ID</text:span>, title, movie_year, producer, avg_rating)</text:p>
      <text:p text:style-name="Standard">Actor(<text:span text:style-name="T2">actor_ID</text:span>, first_name, last_name)</text:p>
      <text:p text:style-name="Standard">Starred_By(<text:span text:style-name="T2">movie_ID</text:span>, <text:span text:style-name="T2">actor_ID</text:span>)</text:p>
      <text:p text:style-name="Standard">Watch(<text:span text:style-name="T2">member_ID, profile_name</text:span>, <text:span text:style-name="T2">movie_ID</text:span>, rating)</text:p>
      <text:p text:style-name="Standard">Problem 1</text:p>
      <text:p text:style-name="Standard">A:<text:span text:style-name="T1">(12 points) list all non-trivial FDs in the relation</text:span></text:p>
      <text:p text:style-name="P1"><text:tab/>(Member_ID) → (first_name,last_name)</text:p>
      <text:p text:style-name="P1"><text:tab/>(Movie_ID) → (title,movie_year,producer, avg_rating)</text:p>
      <text:p text:style-name="P1"><text:tab/>(Actor_ID) → (first_name,last_name)</text:p>
      <text:p text:style-name="P1"><text:tab/>(Member_ID,Profile_name,Movie_ID) → Rating</text:p>
      <text:p text:style-name="P1">B: (12 points) determine if the relation is in BCNF</text:p>
      <text:p text:style-name="P1"><text:tab/>Members : BCNF</text:p>
      <text:p text:style-name="P1"><text:tab/>Profiles: BCNF</text:p>
      <text:p text:style-name="P1"><text:tab/>Movie: BCNF</text:p>
      <text:p text:style-name="P1"><text:tab/>Actor: BCNF</text:p>
      <text:p text:style-name="P1"><text:tab/>Starred_by: BCNF</text:p>
      <text:p text:style-name="P1"><text:tab/>Watch: BCNF</text:p>
      <text:p text:style-name="P1">C: (12 points) if the relation is not in BCNF, decompose it into a set of BCNF relations, else just state that it’s already in BCNF.</text:p>
      <text:p text:style-name="P1"><text:tab/>Everything is already in BCNF</text:p>
      <text:p text:style-name="Standard"><text:span text:style-name="T1">D: </text:span>(6 points) If we want to add credit card information for the members (credit card number, name on the credit card, and expiration date), what are the answers for (a)-(c)? Assume a credit card can be used by different members. </text:p>
      <text:p text:style-name="Standard"><text:span text:style-name="T1"><text:tab/>Members(</text:span><text:span text:style-name="T3">member_ID</text:span><text:span text:style-name="T1">, first_name, last_name, credit_card_num, name_on_card, exp_date)</text:span></text:p>
      <text:p text:style-name="P1"><text:tab/>A</text:p>
      <text:p text:style-name="P1"><text:tab/>(Member_ID) → (First_name,Last_name,Credit_card_num,Name_on_card,exp_date)</text:p>
      <text:p text:style-name="P1"><text:tab/>(Credit_card_num) → (Name on card,exp date)</text:p>
      <text:p text:style-name="P1"><text:tab/>B</text:p>
      <text:p text:style-name="P1"><text:tab/>No</text:p>
      <text:p text:style-name="P1"><text:tab/>C.</text:p>
      <text:p text:style-name="P1"><text:s/><text:tab/>Break into:</text:p>
      <text:p text:style-name="Standard"><text:span text:style-name="T1"><text:tab/>Members(</text:span><text:span text:style-name="T3">Member_ID</text:span><text:span text:style-name="T1">,first_name,last_name,credit_card_num)</text:span></text:p>
      <text:p text:style-name="P1"><text:tab/>Ccinfo(Credit_card_num,name_on_card,exp_date)</text:p>
      <text:p text:style-name="P1"/>
      <text:p text:style-name="P1"/>
      <text:p text:style-name="Standard">Problem 2: Consider the following relation:</text:p>
      <text:p text:style-name="Standard"/>
      <text:p text:style-name="Standard">CAR_SALE(<text:span text:style-name="T2">Car_id, Salesman_id</text:span>, Date_sold, Commision_percent, Discount_amt)</text:p>
      <text:p text:style-name="Standard"/>
      <text:p text:style-name="Standard">Assume that a car may be sold by multiple salesmen and hence {Car_id, Salesman_id} is the primary key. Additional dependencies are:</text:p>
      <text:p text:style-name="Standard">Date_sold  Discount_amt<text:tab/><text:tab/></text:p>
      <text:p text:style-name="Standard">Salesman_id  Commission_percent</text:p>
      <text:p text:style-name="Standard">Car_id  Date_sold </text:p>
      <text:p text:style-name="Standard"><text:soft-page-break/>(1) (35 points) Based on the given primary key and the FDs, answer whether this relation is in the following normal forms. Explain why or why not. Note this is not a multiple-choice question. You must answer each question separately.</text:p>
      <text:p text:style-name="Standard">a. 1NF </text:p>
      <text:p text:style-name="Standard"><text:tab/>Yes, no duplicate lines, each cell unique entry</text:p>
      <text:p text:style-name="Standard">b. 2NF </text:p>
      <text:p text:style-name="Standard"><text:tab/>No. Comission_percent is only dependant on salesman_id(partial dependency). Also partially dependant in regards to <text:s/>Date_sold</text:p>
      <text:p text:style-name="Standard">c. BCNF</text:p>
      <text:p text:style-name="Standard"><text:tab/>No. Discount_amt is not dependant on a superkey</text:p>
      <text:p text:style-name="Standard">d. 3NF</text:p>
      <text:p text:style-name="Standard"><text:tab/>No. transitive dependency Car_id → <text:s/>Date_sold → Discount_amt exists</text:p>
      <text:p text:style-name="Standard"/>
      <text:p text:style-name="Standard">(2) (35 points) Continuing from the last question, if the relation is not in the specific normal form, discuss how you normalize it to that normal form. If it’s already in the specific normal form, just answer “It’s already in XXX” (replace XXX with “1NF”, “2NF”, “BCNF” or “3NF”).</text:p>
      <text:p text:style-name="Standard">a. 1NF</text:p>
      <text:p text:style-name="Standard"><text:tab/>Already in 1NF</text:p>
      <text:p text:style-name="Standard">b. 2NF</text:p>
      <text:p text:style-name="Standard"><text:tab/>Break into tables:</text:p>
      <text:p text:style-name="Standard"><text:tab/>CAR_SALE(<text:span text:style-name="T2">Car_id</text:span>, Date_sold,Discount_Amt)</text:p>
      <text:p text:style-name="Standard"><text:tab/>Commissions(<text:span text:style-name="T2">Salesman_ID</text:span>,Commision_percent)</text:p>
      <text:p text:style-name="Standard"><text:tab/>Sellers(<text:span text:style-name="T2">Car_ID,Salesman_ID</text:span>)</text:p>
      <text:p text:style-name="Standard"><text:tab/>Now there's no partial dependencies</text:p>
      <text:p text:style-name="Standard">c. BCNF</text:p>
      <text:p text:style-name="Standard"><text:tab/>Note: If this is done in order: 1NF, 2NF, 3NF, BCNF then by the time we check BCNF we're already in BCNF. This was not the way the homework is written so I'm making no assumptions. Do B and D. By breaking the transitive discount_amt away from the relation, we're now in BCNF since we're in 3NF and everything is based on the superkey.</text:p>
      <text:p text:style-name="Standard"><text:tab/>CarSold(<text:span text:style-name="T2">Car_ID</text:span>, Date_Sold)</text:p>
      <text:p text:style-name="Standard"><text:tab/>DailyDiscount(Date_sold,Discount_amt)</text:p>
      <text:p text:style-name="Standard"><text:tab/>Commissions(<text:span text:style-name="T2">Salesman_ID</text:span>,Commision_percent)</text:p>
      <text:p text:style-name="Standard"><text:tab/>Sellers(<text:span text:style-name="T2">Car_ID,Salesman_ID</text:span>)</text:p>
      <text:p text:style-name="Standard">d. 3NF</text:p>
      <text:p text:style-name="Standard"><text:tab/>Do B and:</text:p>
      <text:p text:style-name="Standard"><text:tab/>Break CAR_SALE(<text:span text:style-name="T2">Car_id</text:span>, Date_sold,Discount_Amt) into</text:p>
      <text:p text:style-name="Standard"><text:tab/>CarSold(<text:span text:style-name="T2">Car_ID</text:span>, Date_Sold)</text:p>
      <text:p text:style-name="Standard"><text:tab/>DailyDiscount(Date_sold,Discount_amt)</text:p>
      <text:p text:style-name="Standard"><text:tab/>Solves the transitive dependency</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WW8Num2z0" style:family="text">
      <style:text-properties style:font-name-complex="PMingLiU"/>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6T10:47:22.28</meta:creation-date>
    <dc:date>2021-12-02T08:07:02.84</dc:date>
    <meta:editing-duration>PT2M20S</meta:editing-duration>
    <meta:editing-cycles>2</meta:editing-cycles>
    <meta:generator>OpenOffice/4.1.10$Win32 OpenOffice.org_project/4110m2$Build-9807</meta:generator>
    <meta:document-statistic meta:table-count="0" meta:image-count="0" meta:object-count="0" meta:page-count="2" meta:paragraph-count="70" meta:word-count="451" meta:character-count="3366"/>
  </office:meta>
</office:document-meta>
</file>